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b1ec" officeooo:paragraph-rsid="001eb1ec"/>
    </style:style>
    <style:style style:name="P2" style:family="paragraph" style:parent-style-name="Standard">
      <style:text-properties fo:font-size="16pt" officeooo:rsid="0023ef0f" officeooo:paragraph-rsid="001eb1ec" style:font-size-asian="16pt" style:font-size-complex="16pt"/>
    </style:style>
    <style:style style:name="P3" style:family="paragraph" style:parent-style-name="Standard">
      <style:text-properties fo:font-size="16pt" officeooo:rsid="00309eef" officeooo:paragraph-rsid="001eb1ec" style:font-size-asian="16pt" style:font-size-complex="16pt"/>
    </style:style>
    <style:style style:name="P4" style:family="paragraph" style:parent-style-name="Standard">
      <style:text-properties fo:font-size="16pt" officeooo:rsid="002f61b5" officeooo:paragraph-rsid="001eb1ec" style:font-size-asian="16pt" style:font-size-complex="16pt"/>
    </style:style>
    <style:style style:name="P5" style:family="paragraph" style:parent-style-name="Standard">
      <style:text-properties fo:font-size="16pt" officeooo:rsid="0031fe1e" officeooo:paragraph-rsid="001eb1ec" style:font-size-asian="16pt" style:font-size-complex="16pt"/>
    </style:style>
    <style:style style:name="P6" style:family="paragraph" style:parent-style-name="Title">
      <style:paragraph-properties fo:margin-left="-5.715cm" fo:margin-right="0cm" fo:text-align="start" style:justify-single-word="false" fo:text-indent="5.715cm" style:auto-text-indent="false"/>
      <style:text-properties fo:color="#c9211e" loext:opacity="100%" fo:font-size="20pt" style:text-underline-style="solid" style:text-underline-width="auto" style:text-underline-color="font-color" fo:font-weight="bold" officeooo:rsid="0023ef0f" officeooo:paragraph-rsid="001eb1ec" style:font-size-asian="20pt" style:font-weight-asian="bold" style:font-size-complex="20pt" style:font-weight-complex="bold"/>
    </style:style>
    <style:style style:name="T1" style:family="text">
      <style:text-properties officeooo:rsid="00265e9f"/>
    </style:style>
    <style:style style:name="T2" style:family="text">
      <style:text-properties style:font-name="Comic Sans MS" fo:font-size="24pt" style:font-size-asian="24pt" style:font-size-complex="24pt"/>
    </style:style>
    <style:style style:name="T3" style:family="text">
      <style:text-properties style:font-name="Comic Sans MS" fo:font-size="24pt" style:text-underline-style="none" style:font-size-asian="24pt" style:font-size-complex="24pt"/>
    </style:style>
    <style:style style:name="T4" style:family="text">
      <style:text-properties officeooo:rsid="002ae509"/>
    </style:style>
    <style:style style:name="T5" style:family="text">
      <style:text-properties officeooo:rsid="002c09bd"/>
    </style:style>
    <style:style style:name="T6" style:family="text">
      <style:text-properties officeooo:rsid="00309eef"/>
    </style:style>
    <style:style style:name="T7" style:family="text">
      <style:text-properties officeooo:rsid="002f61b5"/>
    </style:style>
    <style:style style:name="T8" style:family="text">
      <style:text-properties officeooo:rsid="0031fe1e"/>
    </style:style>
    <style:style style:name="T9" style:family="text">
      <style:text-properties officeooo:rsid="002dc7bc"/>
    </style:style>
    <style:style style:name="T10" style:family="text">
      <style:text-properties officeooo:rsid="0033be35"/>
    </style:style>
    <style:style style:name="T11" style:family="text">
      <style:text-properties officeooo:rsid="001ee9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VIN-BÉROD </text:p>
      <text:p text:style-name="P1">Maxence</text:p>
      <text:p text:style-name="P1">HUBERT</text:p>
      <text:p text:style-name="P1">Quentin</text:p>
      <text:p text:style-name="P1"/>
      <text:p text:style-name="P6"><text:span text:style-name="T2">Cahier des charges </text:span><text:span text:style-name="T3">:</text:span></text:p>
      <text:p text:style-name="P2"/>
      <text:p text:style-name="P2">L’application que nous allons créer est <text:span text:style-name="T4">un s</text:span><text:span text:style-name="T5">ite web </text:span><text:span text:style-name="T6">pour notre propre </text:span><text:span text:style-name="T5">cinéma </text:span></text:p>
      <text:p text:style-name="P3">Notre site offre pour services :</text:p>
      <text:p text:style-name="P3"/>
      <text:p text:style-name="P2"><text:span text:style-name="T6">La création d’</text:span>un compte <text:span text:style-name="T7">utilisateur </text:span><text:span text:style-name="T8">permettant à celui-ci d’acheter des places, réserver un </text:span><text:span text:style-name="T11">siège</text:span><text:span text:style-name="T8"> dans un cinéma, donner son avis, et avoir une page utilisateur</text:span></text:p>
      <text:p text:style-name="P2"><text:span text:style-name="T7">A</text:span>cheter des places.</text:p>
      <text:p text:style-name="P2"><text:span text:style-name="T7">P</text:span>ouvoir laisser <text:span text:style-name="T7">un j’aime ou non</text:span> sur chaque fil<text:span text:style-name="T9">m </text:span></text:p>
      <text:p text:style-name="P4">R<text:span text:style-name="T6">é</text:span>server <text:span text:style-name="T6">x place(s) disponible pour une séance spécifique </text:span><text:span text:style-name="T10">afin que l’utilisateur puisse s’installer confortablement sans le stress qu’il n’y ait plus de places .</text:span></text:p>
      <text:p text:style-name="P5">Présenter les dernières nouveautés <text:span text:style-name="T10">en tête de page afin de promouvoir les derniers films.</text:span></text:p>
      <text:p text:style-name="P5">Trier par Prix(en fonction du jour), genre, villes, recommandations <text:span text:style-name="T10">pour une meilleure expérience utilisateur.</text:span></text:p>
      <text:p text:style-name="P2"/>
      <text:p text:style-name="P2">Les données à stocker dans la BDD seront les utilisateurs, les films, l<text:span text:style-name="T1">es salles de cinéma, les séances..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4T09:38:46.856000000</meta:creation-date>
    <dc:date>2022-05-24T10:04:36.304000000</dc:date>
    <meta:editing-duration>PT25M49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4" meta:word-count="134" meta:character-count="855" meta:non-whitespace-character-count="732"/>
  </office:meta>
</office:document-meta>
</file>